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6.11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5f80" officeooo:paragraph-rsid="001c5f80"/>
    </style:style>
    <style:style style:name="P2" style:family="paragraph" style:parent-style-name="Standard">
      <style:text-properties officeooo:paragraph-rsid="0026b01a"/>
    </style:style>
    <style:style style:name="P3" style:family="paragraph" style:parent-style-name="Standard">
      <style:text-properties officeooo:paragraph-rsid="00296207"/>
    </style:style>
    <style:style style:name="P4" style:family="paragraph" style:parent-style-name="Standard">
      <style:text-properties officeooo:paragraph-rsid="002d02de"/>
    </style:style>
    <style:style style:name="P5" style:family="paragraph" style:parent-style-name="Table_20_Contents">
      <style:paragraph-properties fo:text-align="center" style:justify-single-word="false"/>
      <style:text-properties officeooo:rsid="001c5f80" officeooo:paragraph-rsid="001c5f80"/>
    </style:style>
    <style:style style:name="P6" style:family="paragraph" style:parent-style-name="Table_20_Contents">
      <style:paragraph-properties fo:text-align="center" style:justify-single-word="false"/>
      <style:text-properties fo:font-weight="bold" officeooo:rsid="001c5f80" officeooo:paragraph-rsid="001c5f80" style:font-weight-asian="bold" style:font-weight-complex="bold"/>
    </style:style>
    <style:style style:name="P7" style:family="paragraph" style:parent-style-name="Table_20_Contents">
      <style:text-properties fo:font-weight="bold" officeooo:rsid="001c5f80" officeooo:paragraph-rsid="001c5f80" style:font-weight-asian="bold" style:font-weight-complex="bold"/>
    </style:style>
    <style:style style:name="P8" style:family="paragraph" style:parent-style-name="Table_20_Contents">
      <style:text-properties officeooo:paragraph-rsid="00246bbd"/>
    </style:style>
    <style:style style:name="P9" style:family="paragraph" style:parent-style-name="Table_20_Contents">
      <style:text-properties officeooo:paragraph-rsid="0025e3fe"/>
    </style:style>
    <style:style style:name="P10" style:family="paragraph" style:parent-style-name="Table_20_Contents">
      <style:text-properties officeooo:paragraph-rsid="0026b01a"/>
    </style:style>
    <style:style style:name="P11" style:family="paragraph" style:parent-style-name="Table_20_Contents">
      <style:text-properties officeooo:paragraph-rsid="0026c9da"/>
    </style:style>
    <style:style style:name="T1" style:family="text">
      <style:text-properties officeooo:rsid="00246bbd"/>
    </style:style>
    <style:style style:name="T2" style:family="text">
      <style:text-properties fo:font-weight="normal" officeooo:rsid="00246bbd" style:font-weight-asian="normal" style:font-weight-complex="normal"/>
    </style:style>
    <style:style style:name="T3" style:family="text">
      <style:text-properties officeooo:rsid="0026b01a"/>
    </style:style>
    <style:style style:name="T4" style:family="text">
      <style:text-properties officeooo:rsid="0026c9da"/>
    </style:style>
    <style:style style:name="T5" style:family="text">
      <style:text-properties officeooo:rsid="00279b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7">Week Day</text:p>
          </table:table-cell>
          <table:table-cell table:style-name="Table1.B1" office:value-type="string">
            <text:p text:style-name="P6">Description <text:span text:style-name="T2">(I studied following topics)</text:span></text:p>
          </table:table-cell>
        </table:table-row>
        <table:table-row>
          <table:table-cell table:style-name="Table1.A2" office:value-type="string">
            <text:p text:style-name="P5">W1D1</text:p>
          </table:table-cell>
          <table:table-cell table:style-name="Table1.B2" office:value-type="string">
            <text:p text:style-name="Table_20_Contents"><text:s/>TCP/IP, HTTP, browser request/response steps, HTML5 page structure, relative vs, absolute URL, block vs inline elements, lists, tables, HTML validator</text:p>
          </table:table-cell>
        </table:table-row>
        <table:table-row>
          <table:table-cell table:style-name="Table1.A2" office:value-type="string">
            <text:p text:style-name="P5">W1D2</text:p>
          </table:table-cell>
          <table:table-cell table:style-name="Table1.B2" office:value-type="string">
            <text:p text:style-name="P8"><text:span text:style-name="T1">Basic css </text:span>rule syntax, font vs text styling, best practice size units (responsive), cascad<text:span text:style-name="T1">ing style sheet</text:span>, inh<text:span text:style-name="T1">eriting styles</text:span>, specifity, class vs id, context selector, div vs span</text:p>
          </table:table-cell>
        </table:table-row>
        <table:table-row>
          <table:table-cell table:style-name="Table1.A2" office:value-type="string">
            <text:p text:style-name="P5">W1D3</text:p>
          </table:table-cell>
          <table:table-cell table:style-name="Table1.B2" office:value-type="string">
            <text:p text:style-name="Table_20_Contents">box model →<text:span text:style-name="T1"> </text:span><text:s/>elements: <text:s/>padding vs margin (border and content), measurements, box sizing vs content sizing, responsiveness of max-width, margin collapse</text:p>
            <text:p text:style-name="Table_20_Contents"/>
            <text:p text:style-name="Table_20_Contents"><text:s/>block vs inline elements and static (standard/default) layout →<text:span text:style-name="T1"> </text:span>centering and auto margin, inline-block, display blocks as inline vs inline-block, display none vs visibility: none</text:p>
            <text:p text:style-name="Table_20_Contents"><text:s/></text:p>
            <text:p text:style-name="Table_20_Contents"><text:s/>position → <text:s/>static, relative, absolute, fixed <text:s/></text:p>
            <text:p text:style-name="Table_20_Contents"><text:s/></text:p>
            <text:p text:style-name="Table_20_Contents"><text:s/>float →<text:span text:style-name="T1"> </text:span>how to use for wrapping text, width, clear, overflow, multicolumn, column-count (-gap, -rule)</text:p>
            <text:p text:style-name="Table_20_Contents"><text:s text:c="2"/></text:p>
            <text:p text:style-name="Table_20_Contents"><text:s/></text:p>
          </table:table-cell>
        </table:table-row>
        <table:table-row>
          <table:table-cell table:style-name="Table1.A2" office:value-type="string">
            <text:p text:style-name="P5">W1D4</text:p>
          </table:table-cell>
          <table:table-cell table:style-name="Table1.B2" office:value-type="string">
            <text:p text:style-name="P2">responsiveness →<text:span text:style-name="T1"> </text:span>concept, meta viewport and media queries, viewport is 'ideal display size of device' , media query is condition for applying layout/styling</text:p>
            <text:p text:style-name="P10"><text:s text:c="2"/></text:p>
            <text:p text:style-name="P10"><text:s text:c="2"/>flexbox →<text:span text:style-name="T1"> </text:span><text:s/>display: flex (direction, wrap)</text:p>
            <text:p text:style-name="P10"><text:s text:c="2"/>grid →<text:span text:style-name="T1"> </text:span>grid-template-columns (number and width<text:span text:style-name="T1">), </text:span>grid-template rows (height), child elements (one per colXrow cell<text:span text:style-name="T3">)</text:span></text:p>
            <text:p text:style-name="P10"/>
            <text:p text:style-name="P10">get vs post, query string vs input parameters in body, form action method (novalidate autocomplete), input type (text submit checkbox radio button hidden) name value, select multiple name size, Reg expressions pattern </text:p>
          </table:table-cell>
        </table:table-row>
        <table:table-row>
          <table:table-cell table:style-name="Table1.A2" office:value-type="string">
            <text:p text:style-name="P5">W1D5</text:p>
          </table:table-cell>
          <table:table-cell table:style-name="Table1.B2" office:value-type="string">
            <text:p text:style-name="P10">variable declarations: <text:s/>var, let, const, value versus reference, automatic type conversion, strings and numbers, parseInt, parseFloat, booleans and boolean conversions, falsey values, null, undefined, reference error, arrays, methods: push/pop , shift/unshift, join, slice, splice, sort, map/filter/reduce/find, function declaration vs expression, anonymous function (expression), DOM, DOM objects and attributes and getElementById, modify DOM in response to HTML event, unobtrusive styling</text:p>
          </table:table-cell>
        </table:table-row>
        <table:table-row>
          <table:table-cell table:style-name="Table1.A2" office:value-type="string">
            <text:p text:style-name="P5">W1D6</text:p>
          </table:table-cell>
          <table:table-cell table:style-name="Table1.B2" office:value-type="string">
            <text:p text:style-name="P10"><text:span text:style-name="T5">Global DOM objects, </text:span>unobtrusive js, function call vs reference, anonymous functions and use in event handlers, <text:span text:style-name="T4">timer events</text:span></text:p>
          </table:table-cell>
        </table:table-row>
        <table:table-row>
          <table:table-cell table:style-name="Table1.A2" office:value-type="string">
            <text:p text:style-name="P5">W2D1</text:p>
          </table:table-cell>
          <table:table-cell table:style-name="Table1.B2" office:value-type="string">
            <text:p text:style-name="P11">first class functions, arrow functions , map/filter/reduce and convenience looping functions, function signature and no overloading, rest and spread and destructuring, timers (asynchronous) and function reference, strict mode</text:p>
          </table:table-cell>
        </table:table-row>
        <table:table-row>
          <table:table-cell table:style-name="Table1.A2" office:value-type="string">
            <text:p text:style-name="P5">W2D2</text:p>
          </table:table-cell>
          <table:table-cell table:style-name="Table1.B2" office:value-type="string">
            <text:p text:style-name="P9">global object, implied global (missing declaration -- strict mode), function scope versus block scope, lexical scope versus dynamic scope, var, let, const, 2 phase compilation- hoisting, execution context, lexical environment, scope stack, execution stack, closures and their uses</text:p>
          </table:table-cell>
        </table:table-row>
        <table:table-row>
          <table:table-cell table:style-name="Table1.A2" office:value-type="string">
            <text:p text:style-name="P5">W2D3</text:p>
          </table:table-cell>
          <table:table-cell table:style-name="Table1.B2" office:value-type="string">
            <text:p text:style-name="Table_20_Contents">object literal, this, inside vs outside object (in function), in event handlers, call/apply/bind, module pattern, IIFE, revealing module pattern, private methods and variables, counter <text:soft-page-break/>example</text:p>
          </table:table-cell>
        </table:table-row>
        <table:table-row>
          <table:table-cell table:style-name="Table1.A2" office:value-type="string">
            <text:p text:style-name="P5">W2D4</text:p>
          </table:table-cell>
          <table:table-cell table:style-name="Table1.B2" office:value-type="string">
            <text:p text:style-name="Table_20_Contents">[[Prototype]], __proto__, F.prototype, prototype chain, own properties, this and 'object before dot rule' in prototype chain, constructor functions, new operator, constructor, function and prototype diagram example, native prototypes (Object.prototype,, Array.prototype, etc) and built-in constructor functions, Object.create vs __proto__ vs constructor function</text:p>
          </table:table-cell>
        </table:table-row>
        <table:table-row>
          <table:table-cell table:style-name="Table1.A2" office:value-type="string">
            <text:p text:style-name="P5">STC</text:p>
          </table:table-cell>
          <table:table-cell table:style-name="Table1.B2" office:value-type="string">
            <text:p text:style-name="P3">Life is found in layers and the TM Technique gives us access to the full range of our awareness and thoughts.</text:p>
            <text:p text:style-name="P3"/>
            <text:p text:style-name="P3">There are many layers of the Internet. Familiarity with the deep layers is necessary for optimal understanding and use of the surface layers. TM settles our mind so that it is more connected to the deep layers that are the basis of the more expressed layers. </text:p>
            <text:p text:style-name="P3"/>
            <text:p text:style-name="P3">Well begun is half done. Start with a good foundation and build upon that.</text:p>
            <text:p text:style-name="P3"/>
            <text:p text:style-name="P3">Clear and settled awareness allows us to better grasp the meaning of information and take the right actions for success.</text:p>
            <text:p text:style-name="P3"/>
            <text:p text:style-name="P4">We can have rules that apply to many different elements by abstracting over tags and classes. Do less and accomplish more by acting from abstract levels of awareness.</text:p>
            <text:p text:style-name="P4"/>
            <text:p text:style-name="P4">Science of Consciousness: The TM and TM-Sidhi programs are techniques that allow anyone to conveniently contact and act at the level of the Unified Field</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14:24:52.431771488</meta:creation-date>
    <meta:generator>LibreOffice/6.3.6.2$Linux_X86_64 LibreOffice_project/30$Build-2</meta:generator>
    <dc:date>2020-07-03T22:54:47.618539861</dc:date>
    <meta:editing-duration>PT1H14M49S</meta:editing-duration>
    <meta:editing-cycles>4</meta:editing-cycles>
    <meta:document-statistic meta:table-count="1" meta:image-count="0" meta:object-count="0" meta:page-count="2" meta:paragraph-count="40" meta:word-count="571" meta:character-count="3998" meta:non-whitespace-character-count="3438"/>
  </office:meta>
</office:document-meta>
</file>